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25-01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23-01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22-02-0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21-02-2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20-01-3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9-02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8-01-0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7-01-1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6-01-1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5-03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4-03-1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3-01-2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1-12-30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10-12-1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9-12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9-02-2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8-02-2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7-02-1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6-01-26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4-02-2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9430954025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